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1.7811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margin-top="0in" fo:margin-bottom="0.05in">
        <style:tab-stops>
          <style:tab-stop style:position="1.7811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Statement</text:p>
      <text:p text:style-name="P3">How can I let players build a transportation network to develop a collection of small and disconnected farming societies into a vast and complex economy?</text:p>
      <text:p text:style-name="P3"/>
      <text:p text:style-name="P2"/>
      <text:p text:style-name="P2">User Stories/Product Backlog</text:p>
      <text:p text:style-name="P2"/>
      <text:list xml:id="list4964431396364514686" text:style-name="L1">
        <text:list-item>
          <text:p text:style-name="P4">As a player of any skill level, I can make interesting choices in how I develop my region.</text:p>
          <text:list>
            <text:list-item>
              <text:p text:style-name="P4">As a player, at the beginning of the game, I have an interesting choice of locations at which to start building my network.</text:p>
            </text:list-item>
            <text:list-item>
              <text:p text:style-name="P4">As a player, I have to make tradeoffs as to which societies are made to climb the complexity ladder, and which are made to stay stagnant.</text:p>
              <text:list>
                <text:list-item>
                  <text:p text:style-name="P4">As a player, I see advantages and disadvantages to pushing any given society to any given level of complexity.</text:p>
                  <text:list>
                    <text:list-item>
                      <text:p text:style-name="P4">As a player, I require things from every level of complexity.</text:p>
                    </text:list-item>
                    <text:list-item>
                      <text:p text:style-name="P4">As a player, things that a given level of complexity provides me cannot be obtained by any other level of complexity, and have no possible replacement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As a player, I understand the basic building blocks of my transportation network intuitively, and know how to figure out what's going wrong.</text:p>
          <text:list>
            <text:list-item>
              <text:p text:style-name="P4">As a player, I know how to construct connections between nodes and what those connections do.</text:p>
            </text:list-item>
            <text:list-item>
              <text:p text:style-name="P4">As a player, I know what resource depots are and why I want them.</text:p>
            </text:list-item>
            <text:list-item>
              <text:p text:style-name="P4">As a player, if I want to connect a new society to my transportation grid, I can immediately plan a route that will get me there.</text:p>
            </text:list-item>
          </text:list>
        </text:list-item>
        <text:list-item>
          <text:p text:style-name="P4">As a player, when I add a new society to my transportation network, I need to make a meaningful decision about what to do with it.</text:p>
          <text:list>
            <text:list-item>
              <text:p text:style-name="P4">As a player, I can use a given society to do multiple things.</text:p>
              <text:list>
                <text:list-item>
                  <text:p text:style-name="P4">Those things are differentiated enough that they fulfill different roles in my network.</text:p>
                </text:list-item>
                <text:list-item>
                  <text:p text:style-name="P4">If I choose one option over another, then that society cannot perform the task of the option I did not choose.</text:p>
                </text:list-item>
              </text:list>
            </text:list-item>
          </text:list>
        </text:list-item>
        <text:list-item>
          <text:p text:style-name="P4">As a player, I always want to try and make my transportation network more efficient, and need to do so in order to achieve my goals.</text:p>
          <text:list>
            <text:list-item>
              <text:p text:style-name="P4">As a player, the amount of time it takes to get resources from once place to another affects my performance.</text:p>
              <text:list>
                <text:list-item>
                  <text:p text:style-name="P4">As a player, it is paramount that I get required resources to my societies quickly enough that they upgrade, and even more important that I get them fast enough to prevent them from downgrading.</text:p>
                </text:list-item>
              </text:list>
            </text:list-item>
            <text:list-item>
              <text:p text:style-name="P4">As a player, I have lots of tools to make routes shorter, or to change the way I structure my routes entirely.</text:p>
              <text:list>
                <text:list-item>
                  <text:p text:style-name="P4">As a player, I see lots of alternate paths to get from one place to another, each with different tradeoffs.</text:p>
                </text:list-item>
                <text:list-item>
                  <text:p text:style-name="P4">As a player, I have a small but expressive number of buildings I can construct to change <text:soft-page-break/>the way resources move about the map in different ways.</text:p>
                </text:list-item>
                <text:list-item>
                  <text:p text:style-name="P4">As a player, I don't feel bad about letting a city descend the complexity ladder in order for it to serve a new purpose in my network.</text:p>
                </text:list-item>
              </text:list>
            </text:list-item>
          </text:list>
        </text:list-item>
        <text:list-item>
          <text:p text:style-name="P4">As a player, I can understand what my transportation network is doing just by looking at it.</text:p>
          <text:list>
            <text:list-item>
              <text:p text:style-name="P4">As a player, I can trace a given resource to a destination, and see the flow of resources from place to place.</text:p>
            </text:list-item>
          </text:list>
        </text:list-item>
        <text:list-item>
          <text:p text:style-name="P4">As a player, I am motivated to expand my transportation network and develop my region.</text:p>
          <text:list>
            <text:list-item>
              <text:p text:style-name="P4">As a player, I feel a sense of accomplishment when I develop a society to its highest possible level.</text:p>
            </text:list-item>
          </text:list>
        </text:list-item>
        <text:list-item>
          <text:p text:style-name="P4">The game's UI displays all the information a player needs to know in a primarily visual manner.</text:p>
        </text:list-item>
        <text:list-item>
          <text:p text:style-name="P4">As a player, the central conceit of the game is engaging and guides me into reasoning about the problems of the game in ways that help me understand it.</text:p>
        </text:list-item>
        <text:list-item>
          <text:p text:style-name="P4">As a player, I find pushing more societies higher up the ladder of complexity becomes more difficult the more I do it.</text:p>
        </text:list-item>
        <text:list-item>
          <text:p text:style-name="P4">The game has a well-defined loop of activity that players engage in, which becomes more difficult to execute as the game progresses.</text:p>
        </text:list-item>
        <text:list-item>
          <text:p text:style-name="P4">As a player, I have access to a variety of maps that offer me different challenges and opportunities.</text:p>
        </text:list-item>
        <text:list-item>
          <text:p text:style-name="P4">As a designer, I have a collection of intuitive and robust tools that allow me to design maps efficiently without concerning myself with the technical details of the game's implement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5T08:06:22.60</meta:creation-date>
    <dc:date>2017-05-22T08:31:19.05</dc:date>
    <meta:editing-duration>P1DT9H26M17S</meta:editing-duration>
    <meta:editing-cycles>31</meta:editing-cycles>
    <meta:generator>OpenOffice/4.1.1$Win32 OpenOffice.org_project/411m6$Build-9775</meta:generator>
    <meta:document-statistic meta:table-count="0" meta:image-count="0" meta:object-count="0" meta:page-count="2" meta:paragraph-count="34" meta:word-count="723" meta:character-count="3868"/>
  </office:meta>
</office:document-meta>
</file>